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0af6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4daa7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paragraph-rsid="00110af6" style:font-size-asian="40pt" style:font-weight-asian="bold" style:font-size-complex="40pt" style:font-weight-complex="bold"/>
    </style:style>
    <style:style style:name="P4" style:family="paragraph" style:parent-style-name="Standard">
      <style:text-properties officeooo:paragraph-rsid="00412636"/>
    </style:style>
    <style:style style:name="P5" style:family="paragraph" style:parent-style-name="Standard">
      <style:paragraph-properties fo:break-before="page"/>
      <style:text-properties officeooo:paragraph-rsid="00110af6"/>
    </style:style>
    <style:style style:name="P6" style:family="paragraph" style:parent-style-name="Text_20_body">
      <style:text-properties officeooo:paragraph-rsid="00192987"/>
    </style:style>
    <style:style style:name="P7" style:family="paragraph" style:parent-style-name="Text_20_body">
      <style:text-properties officeooo:paragraph-rsid="001c3ca4"/>
    </style:style>
    <style:style style:name="P8" style:family="paragraph" style:parent-style-name="Text_20_body">
      <style:text-properties officeooo:paragraph-rsid="00311132"/>
    </style:style>
    <style:style style:name="P9" style:family="paragraph" style:parent-style-name="Text_20_body">
      <style:text-properties officeooo:paragraph-rsid="00339426"/>
    </style:style>
    <style:style style:name="P10" style:family="paragraph" style:parent-style-name="Text_20_body">
      <style:text-properties officeooo:paragraph-rsid="0034f35a"/>
    </style:style>
    <style:style style:name="P11" style:family="paragraph" style:parent-style-name="Text_20_body">
      <style:text-properties officeooo:paragraph-rsid="00367b97"/>
    </style:style>
    <style:style style:name="P12" style:family="paragraph" style:parent-style-name="Text_20_body">
      <style:text-properties officeooo:paragraph-rsid="003c622b"/>
    </style:style>
    <style:style style:name="P13" style:family="paragraph" style:parent-style-name="Text_20_body">
      <style:text-properties officeooo:paragraph-rsid="003d78e9"/>
    </style:style>
    <style:style style:name="P14" style:family="paragraph" style:parent-style-name="Text_20_body">
      <style:text-properties officeooo:paragraph-rsid="004263e2"/>
    </style:style>
    <style:style style:name="P15" style:family="paragraph" style:parent-style-name="Text_20_body">
      <style:text-properties officeooo:paragraph-rsid="00444075"/>
    </style:style>
    <style:style style:name="P16" style:family="paragraph" style:parent-style-name="Text_20_body">
      <style:text-properties officeooo:paragraph-rsid="00468177"/>
    </style:style>
    <style:style style:name="P17" style:family="paragraph" style:parent-style-name="Text_20_body">
      <style:text-properties officeooo:paragraph-rsid="004a5f86"/>
    </style:style>
    <style:style style:name="P18" style:family="paragraph" style:parent-style-name="Text_20_body">
      <style:text-properties officeooo:paragraph-rsid="004abcef"/>
    </style:style>
    <style:style style:name="P19" style:family="paragraph" style:parent-style-name="Text_20_body">
      <style:paragraph-properties fo:break-before="page"/>
      <style:text-properties officeooo:paragraph-rsid="004abcef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officeooo:paragraph-rsid="00209f2e"/>
    </style:style>
    <style:style style:name="P21" style:family="paragraph" style:parent-style-name="Text_20_body" style:list-style-name="L2">
      <style:paragraph-properties fo:margin-top="0cm" fo:margin-bottom="0cm" style:contextual-spacing="false"/>
      <style:text-properties officeooo:paragraph-rsid="002880a2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209f2e"/>
    </style:style>
    <style:style style:name="P23" style:family="paragraph" style:parent-style-name="Text_20_body" style:list-style-name="L1">
      <style:paragraph-properties fo:margin-top="0cm" fo:margin-bottom="0cm" style:contextual-spacing="true"/>
      <style:text-properties officeooo:paragraph-rsid="001c3ca4"/>
    </style:style>
    <style:style style:name="P24" style:family="paragraph" style:parent-style-name="Text_20_body" style:list-style-name="L1">
      <style:paragraph-properties fo:margin-top="0cm" fo:margin-bottom="0cm" style:contextual-spacing="true"/>
      <style:text-properties officeooo:paragraph-rsid="0021fb44"/>
    </style:style>
    <style:style style:name="P25" style:family="paragraph" style:parent-style-name="Text_20_body" style:list-style-name="L4">
      <style:paragraph-properties fo:margin-top="0cm" fo:margin-bottom="0cm" style:contextual-spacing="true"/>
      <style:text-properties officeooo:paragraph-rsid="0026ca04"/>
    </style:style>
    <style:style style:name="P26" style:family="paragraph" style:parent-style-name="Text_20_body" style:list-style-name="L4">
      <style:paragraph-properties fo:margin-top="0cm" fo:margin-bottom="0cm" style:contextual-spacing="true"/>
      <style:text-properties officeooo:paragraph-rsid="0027f503"/>
    </style:style>
    <style:style style:name="P27" style:family="paragraph" style:parent-style-name="Text_20_body" style:list-style-name="L4">
      <style:paragraph-properties fo:margin-top="0cm" fo:margin-bottom="0cm" style:contextual-spacing="true"/>
      <style:text-properties officeooo:paragraph-rsid="002cecec"/>
    </style:style>
    <style:style style:name="P28" style:family="paragraph" style:parent-style-name="Text_20_body" style:list-style-name="L3">
      <style:paragraph-properties fo:margin-left="2.501cm" fo:margin-right="0cm" fo:margin-top="0cm" fo:margin-bottom="0cm" style:contextual-spacing="true" fo:text-indent="-0.635cm" style:auto-text-indent="false"/>
      <style:text-properties officeooo:paragraph-rsid="0021fb44"/>
    </style:style>
    <style:style style:name="P29" style:family="paragraph" style:parent-style-name="Footer">
      <style:paragraph-properties fo:text-align="end" style:justify-single-word="false"/>
    </style:style>
    <style:style style:name="P30" style:family="paragraph" style:parent-style-name="Heading_20_1">
      <style:paragraph-properties fo:break-before="page" fo:padding="0.074cm" fo:border-left="none" fo:border-right="none" fo:border-top="none" fo:border-bottom="0.06pt solid #000000" style:join-border="false"/>
    </style:style>
    <style:style style:name="P31" style:family="paragraph" style:parent-style-name="Heading_20_1">
      <style:paragraph-properties fo:break-before="page" fo:padding="0.074cm" fo:border-left="none" fo:border-right="none" fo:border-top="none" fo:border-bottom="0.06pt solid #000000" style:join-border="false"/>
      <style:text-properties officeooo:paragraph-rsid="002f321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fo:font-style="normal" officeooo:paragraph-rsid="002b3fee" style:font-style-asian="normal" style:font-style-complex="normal"/>
    </style:style>
    <style:style style:name="P35" style:family="paragraph" style:parent-style-name="Heading_20_2">
      <style:text-properties fo:font-style="normal" officeooo:paragraph-rsid="00367b97" style:font-style-asian="normal" style:font-style-complex="normal"/>
    </style:style>
    <style:style style:name="P36" style:family="paragraph" style:parent-style-name="Heading_20_2">
      <style:text-properties officeooo:paragraph-rsid="00412636"/>
    </style:style>
    <style:style style:name="P37" style:family="paragraph" style:parent-style-name="Heading_20_2">
      <style:paragraph-properties fo:margin-top="0cm" fo:margin-bottom="0cm" style:contextual-spacing="false"/>
      <style:text-properties officeooo:paragraph-rsid="00209f2e"/>
    </style:style>
    <style:style style:name="T1" style:family="text">
      <style:text-properties officeooo:rsid="00110af6"/>
    </style:style>
    <style:style style:name="T2" style:family="text">
      <style:text-properties fo:color="#23ff23" officeooo:rsid="00110af6"/>
    </style:style>
    <style:style style:name="T3" style:family="text">
      <style:text-properties fo:color="#dc2300" officeooo:rsid="00110af6"/>
    </style:style>
    <style:style style:name="T4" style:family="text">
      <style:text-properties fo:color="#004a4a" officeooo:rsid="00110af6"/>
    </style:style>
    <style:style style:name="T5" style:family="text">
      <style:text-properties officeooo:rsid="0012ed79"/>
    </style:style>
    <style:style style:name="T6" style:family="text">
      <style:text-properties officeooo:rsid="00192987"/>
    </style:style>
    <style:style style:name="T7" style:family="text">
      <style:text-properties officeooo:rsid="001c3ca4"/>
    </style:style>
    <style:style style:name="T8" style:family="text">
      <style:text-properties officeooo:rsid="001c8460"/>
    </style:style>
    <style:style style:name="T9" style:family="text">
      <style:text-properties officeooo:rsid="001e3dc7"/>
    </style:style>
    <style:style style:name="T10" style:family="text">
      <style:text-properties officeooo:rsid="001f2838"/>
    </style:style>
    <style:style style:name="T11" style:family="text">
      <style:text-properties officeooo:rsid="00209f2e"/>
    </style:style>
    <style:style style:name="T12" style:family="text">
      <style:text-properties officeooo:rsid="0021fb44"/>
    </style:style>
    <style:style style:name="T13" style:family="text">
      <style:text-properties officeooo:rsid="0023baf8"/>
    </style:style>
    <style:style style:name="T14" style:family="text">
      <style:text-properties officeooo:rsid="00258357"/>
    </style:style>
    <style:style style:name="T15" style:family="text">
      <style:text-properties officeooo:rsid="0026ca04"/>
    </style:style>
    <style:style style:name="T16" style:family="text">
      <style:text-properties officeooo:rsid="0027f503"/>
    </style:style>
    <style:style style:name="T17" style:family="text">
      <style:text-properties officeooo:rsid="002880a2"/>
    </style:style>
    <style:style style:name="T18" style:family="text">
      <style:text-properties officeooo:rsid="0028c625"/>
    </style:style>
    <style:style style:name="T19" style:family="text">
      <style:text-properties officeooo:rsid="002a11c6"/>
    </style:style>
    <style:style style:name="T20" style:family="text">
      <style:text-properties fo:font-style="normal" officeooo:rsid="00209f2e" style:font-style-asian="normal" style:font-style-complex="normal"/>
    </style:style>
    <style:style style:name="T21" style:family="text">
      <style:text-properties fo:font-style="normal" officeooo:rsid="003c622b" style:font-style-asian="normal" style:font-style-complex="normal"/>
    </style:style>
    <style:style style:name="T22" style:family="text">
      <style:text-properties officeooo:rsid="002b3fee"/>
    </style:style>
    <style:style style:name="T23" style:family="text">
      <style:text-properties officeooo:rsid="002cecec"/>
    </style:style>
    <style:style style:name="T24" style:family="text">
      <style:text-properties fo:font-weight="bold" officeooo:rsid="002d5106" style:font-weight-asian="bold" style:font-weight-complex="bold"/>
    </style:style>
    <style:style style:name="T25" style:family="text">
      <style:text-properties fo:font-weight="bold" officeooo:rsid="003c622b" style:font-weight-asian="bold" style:font-weight-complex="bold"/>
    </style:style>
    <style:style style:name="T26" style:family="text">
      <style:text-properties fo:font-weight="bold" officeooo:rsid="003d78e9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21fb44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2cecec" style:font-weight-asian="bold" style:font-weight-complex="bold"/>
    </style:style>
    <style:style style:name="T29" style:family="text">
      <style:text-properties style:text-underline-style="none" fo:font-weight="normal" officeooo:rsid="002a11c6" style:font-weight-asian="normal" style:font-weight-complex="normal"/>
    </style:style>
    <style:style style:name="T30" style:family="text">
      <style:text-properties officeooo:rsid="002d5106"/>
    </style:style>
    <style:style style:name="T31" style:family="text">
      <style:text-properties officeooo:rsid="002f321e"/>
    </style:style>
    <style:style style:name="T32" style:family="text">
      <style:text-properties officeooo:rsid="00311132"/>
    </style:style>
    <style:style style:name="T33" style:family="text">
      <style:text-properties officeooo:rsid="00339426"/>
    </style:style>
    <style:style style:name="T34" style:family="text">
      <style:text-properties officeooo:rsid="0034f35a"/>
    </style:style>
    <style:style style:name="T35" style:family="text">
      <style:text-properties officeooo:rsid="00367b97"/>
    </style:style>
    <style:style style:name="T36" style:family="text">
      <style:text-properties officeooo:rsid="00384a8b"/>
    </style:style>
    <style:style style:name="T37" style:family="text">
      <style:text-properties officeooo:rsid="0039c23f"/>
    </style:style>
    <style:style style:name="T38" style:family="text">
      <style:text-properties officeooo:rsid="003c622b"/>
    </style:style>
    <style:style style:name="T39" style:family="text">
      <style:text-properties officeooo:rsid="003d4489"/>
    </style:style>
    <style:style style:name="T40" style:family="text">
      <style:text-properties officeooo:rsid="003d78e9"/>
    </style:style>
    <style:style style:name="T41" style:family="text">
      <style:text-properties officeooo:rsid="003f2f53"/>
    </style:style>
    <style:style style:name="T42" style:family="text">
      <style:text-properties officeooo:rsid="003f5c7b"/>
    </style:style>
    <style:style style:name="T43" style:family="text">
      <style:text-properties officeooo:rsid="00412636"/>
    </style:style>
    <style:style style:name="T44" style:family="text">
      <style:text-properties officeooo:rsid="004263e2"/>
    </style:style>
    <style:style style:name="T45" style:family="text">
      <style:text-properties officeooo:rsid="00444075"/>
    </style:style>
    <style:style style:name="T46" style:family="text">
      <style:text-properties officeooo:rsid="00468177"/>
    </style:style>
    <style:style style:name="T47" style:family="text">
      <style:text-properties officeooo:rsid="004a5f86"/>
    </style:style>
    <style:style style:name="T48" style:family="text">
      <style:text-properties officeooo:rsid="004abcef"/>
    </style:style>
    <style:style style:name="T49" style:family="text">
      <style:text-properties officeooo:rsid="004daa7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Uli</text:span><text:span text:style-name="T3">CMS </text:span><text:span text:style-name="T4">2014</text:span></text:p>
      <text:p text:style-name="P1"><text:span text:style-name="T1"/></text:p>
      <text:p text:style-name="P1"><text:span text:style-name="T1"/></text:p>
      <text:p text:style-name="P2"><text:span text:style-name="T49">Schnellstart Handbuch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2"><text:soft-page-break/><text:a xlink:type="simple" xlink:href="#__RefHeading__204_417131981" text:style-name="Index_20_Link" text:visited-style-name="Index_20_Link">UliCMS Installation<text:tab/>3</text:a></text:p>
          <text:p text:style-name="P33"><text:a xlink:type="simple" xlink:href="#__RefHeading__206_417131981" text:style-name="Index_20_Link" text:visited-style-name="Index_20_Link">Systemvoraussetzungen.<text:tab/>3</text:a></text:p>
          <text:p text:style-name="P33"><text:a xlink:type="simple" xlink:href="#__RefHeading__208_417131981" text:style-name="Index_20_Link" text:visited-style-name="Index_20_Link">Installation des Produkts<text:tab/>3</text:a></text:p>
          <text:p text:style-name="P32"><text:a xlink:type="simple" xlink:href="#__RefHeading__342_417131981" text:style-name="Index_20_Link" text:visited-style-name="Index_20_Link">UliCMS 2014 für Umsteiger von älteren Versionen<text:tab/>4</text:a></text:p>
          <text:p text:style-name="P33"><text:a xlink:type="simple" xlink:href="#__RefHeading__437_417131981" text:style-name="Index_20_Link" text:visited-style-name="Index_20_Link">Verbesserte Suchfunktion<text:tab/>4</text:a></text:p>
          <text:p text:style-name="P33"><text:a xlink:type="simple" xlink:href="#__RefHeading__439_417131981" text:style-name="Index_20_Link" text:visited-style-name="Index_20_Link">CKEditor aktualisiert<text:tab/>4</text:a></text:p>
          <text:p text:style-name="P33"><text:a xlink:type="simple" xlink:href="#__RefHeading__441_417131981" text:style-name="Index_20_Link" text:visited-style-name="Index_20_Link">Schwarze liste<text:tab/>4</text:a></text:p>
          <text:p text:style-name="P33"><text:a xlink:type="simple" xlink:href="#__RefHeading__443_417131981" text:style-name="Index_20_Link" text:visited-style-name="Index_20_Link">Papierkorb<text:tab/>4</text:a></text:p>
          <text:p text:style-name="P33"><text:a xlink:type="simple" xlink:href="#__RefHeading__445_417131981" text:style-name="Index_20_Link" text:visited-style-name="Index_20_Link">Modul-Schnittstelle erweitert<text:tab/>4</text:a></text:p>
          <text:p text:style-name="P33"><text:a xlink:type="simple" xlink:href="#__RefHeading__447_417131981" text:style-name="Index_20_Link" text:visited-style-name="Index_20_Link">Newsletter-Modul<text:tab/>4</text:a></text:p>
        </text:index-body>
      </text:table-of-content>
      <text:p text:style-name="P6"><text:span text:style-name="T6"/></text:p>
      <text:h text:style-name="P30" text:outline-level="1"><text:bookmark-start text:name="__RefHeading__204_417131981"/><text:span text:style-name="T7">UliCMS Installation</text:span><text:bookmark-end text:name="__RefHeading__204_417131981"/></text:h>
      <text:p text:style-name="P7"><text:span text:style-name="T7"/></text:p>
      <text:h text:style-name="P37" text:outline-level="2"><text:bookmark-start text:name="__RefHeading__206_417131981"/><text:span text:style-name="T20">Systemvoraussetzungen</text:span><text:span text:style-name="T11">.</text:span><text:bookmark-end text:name="__RefHeading__206_417131981"/></text:h>
      <text:list xml:id="list43154920" text:style-name="L2">
        <text:list-item>
          <text:p text:style-name="P20"><text:span text:style-name="T11">Webserver mit mindestens 30 MB Speicher</text:span></text:p>
        </text:list-item>
        <text:list-item>
          <text:p text:style-name="P20"><text:span text:style-name="T11">PHP5-Unterstützung</text:span></text:p>
        </text:list-item>
        <text:list-item>
          <text:p text:style-name="P21"><text:span text:style-name="T17">GD-Modul für PH</text:span><text:span text:style-name="T18">P</text:span></text:p>
        </text:list-item>
        <text:list-item>
          <text:p text:style-name="P20"><text:span text:style-name="T11">MySQL 5</text:span></text:p>
        </text:list-item>
      </text:list>
      <text:p text:style-name="P22"><text:span text:style-name="T11"/></text:p>
      <text:h text:style-name="P34" text:outline-level="2"><text:bookmark-start text:name="__RefHeading__208_417131981"/><text:span text:style-name="T22">Installation des Produkts</text:span><text:bookmark-end text:name="__RefHeading__208_417131981"/></text:h>
      <text:list xml:id="list42718591" text:style-name="L1">
        <text:list-item>
          <text:p text:style-name="P23"><text:span text:style-name="T7">Nachdem Sie das heruntergeladene Archiv entpackt haben, laden Sie den Inhalt des Ordners „ulicms“ per FTP in das </text:span><text:span text:style-name="T8">Wurzelverzeichnis der Domain.<text:line-break/></text:span></text:p>
        </text:list-item>
        <text:list-item>
          <text:p text:style-name="P24"><text:span text:style-name="T9">Machen Sie die folgenden Dateien </text:span><text:span text:style-name="T12">und Ordner </text:span><text:span text:style-name="T9">für den Webserver beschrei</text:span><text:span text:style-name="T10">b</text:span><text:span text:style-name="T9">bar:</text:span></text:p>
        </text:list-item>
      </text:list>
      <text:list xml:id="list43161296" text:style-name="L3">
        <text:list-item>
          <text:p text:style-name="P28"><text:span text:style-name="T9">cms-config.</text:span><text:span text:style-name="T12">php</text:span></text:p>
        </text:list-item>
        <text:list-item>
          <text:p text:style-name="P28"><text:span text:style-name="T12">content/ [und alles was darin enthalten]</text:span></text:p>
        </text:list-item>
        <text:list-item>
          <text:p text:style-name="P28"><text:span text:style-name="T12">templates/ [und alles was darin enthalten]<text:line-break/><text:line-break/></text:span><text:span text:style-name="T13">In den Meisten Fällen dürfte die Berechtigung 0755 reichen.<text:line-break/>Bei Webhosting-Anbietern bei denen das sogenannte „www-run“ Problem existiert, reicht das jedoch nicht aus, dort müssen Sie die Rechte auf 0777 setzen.<text:line-break/></text:span><text:span text:style-name="T14">Informieren Sie sich bitte dazu beim Provider<text:line-break/></text:span><text:span text:style-name="T12"><text:line-break/></text:span></text:p>
        </text:list-item>
      </text:list>
      <text:list xml:id="list43193647" text:style-name="L4">
        <text:list-item>
          <text:p text:style-name="P25"><text:span text:style-name="T15">Rufen Sie </text:span><text:a xlink:type="simple" xlink:href="http://www.ihredomain.de/installer"><text:span text:style-name="T15">http://www.ihredomain.de/installer</text:span></text:a><text:span text:style-name="T15"> auf und folgen Sie den Anweisungen </text:span><text:span text:style-name="T16">des Installations-Skriptes</text:span><text:span text:style-name="T15">.<text:line-break/></text:span></text:p>
        </text:list-item>
        <text:list-item>
          <text:p text:style-name="P26"><text:span text:style-name="T16">Nach der Installation werden Sie zum Adminbereich geleitet, wo Sie sich nun mit dem Login<text:line-break/>Nutzername: admin<text:line-break/></text:span><text:span text:style-name="T17">Passwort: &lt;Ihr gewähltes Passwort&gt;</text:span><text:span text:style-name="T12"><text:line-break/><text:line-break/></text:span><text:span text:style-name="T17">Anmelden können.<text:line-break/></text:span></text:p>
        </text:list-item>
        <text:list-item>
          <text:p text:style-name="P27"><text:span text:style-name="T17">Falls Sie sich nicht anmelden können oder erneut zur Installation geleitet werden, haben die Schreibrechte für die Datei „cms-config.php“ wahrscheinlich nicht ausgereicht.<text:line-break/>In diesem Fall müssen Sie die FTP runterladen, in einem Texteditor öffnen und dort zwischen den Anführungszeichen die Zugangsdaten </text:span><text:span text:style-name="T19">zur Datenbank eintragen.<text:line-break/></text:span><text:span text:style-name="T29">Anschließend die geänderte Datei hochladen</text:span><text:span text:style-name="T27"><text:line-break/></text:span></text:p>
        </text:list-item>
        <text:list-item>
          <text:p text:style-name="P27"><text:span text:style-name="T28">Dieser Punkt ist wichtig!</text:span><text:span text:style-name="T23"><text:line-break/><text:line-break/>Löschen Sie </text:span><text:span text:style-name="T24">unbedingt</text:span><text:span text:style-name="T30"> </text:span><text:span text:style-name="T23">nach der erfolgreichen Installation den Ordner „installer“ vom FTP-Server.</text:span></text:p>
        </text:list-item>
      </text:list>
      <text:h text:style-name="P31" text:outline-level="1"><text:bookmark-start text:name="__RefHeading__342_417131981"/><text:span text:style-name="T31">UliCMS 2014 für Umsteiger von älteren Versionen</text:span><text:bookmark-end text:name="__RefHeading__342_417131981"/></text:h>
      <text:p text:style-name="P8"><text:span text:style-name="T32"/></text:p>
      <text:p text:style-name="P9"><text:span text:style-name="T33">UliCMS 2014 bietet viele Verbesserungen und neue Funktionen </text:span><text:span text:style-name="T34">gegenüber den Vorgängerversionen.</text:span></text:p>
      <text:p text:style-name="P10"><text:span text:style-name="T34">Erhalten Sie einen Einblick in die neuen Möglichkeiten.</text:span></text:p>
      <text:p text:style-name="P10"><text:span text:style-name="T34"/></text:p>
      <text:h text:style-name="P35" text:outline-level="2"><text:bookmark-start text:name="__RefHeading__437_417131981"/><text:span text:style-name="T35">Verbesserte Suchfunktion</text:span><text:bookmark-end text:name="__RefHeading__437_417131981"/></text:h>
      <text:p text:style-name="P11"><text:span text:style-name="T35">Das Modul „search“ bietet die Möglichkeit, eine Suchfunktion für die Besucher Ihrer Website zur Verfügung zu stellen.<text:line-break/>In der Version 0.3 kann man nun </text:span><text:span text:style-name="T37">dank dem neuen Suchindex </text:span><text:span text:style-name="T35">auch mehrere </text:span><text:span text:style-name="T36">Begriffe gleichzeitig Suchen.</text:span><text:span text:style-name="T37"> Außerdem werden die Ergebnisse jetzt nach Relevanz sortiert.</text:span></text:p>
      <text:h text:style-name="Heading_20_2" text:outline-level="2"><text:bookmark-start text:name="__RefHeading__439_417131981"/><text:span text:style-name="T21">CKEditor aktualisiert</text:span><text:bookmark-end text:name="__RefHeading__439_417131981"/></text:h>
      <text:p text:style-name="P12"><text:span text:style-name="T38">Die Komponente </text:span><text:span text:style-name="T25">CKEditor </text:span><text:span text:style-name="T26">4.0.2</text:span><text:span text:style-name="T38"> </text:span><text:span text:style-name="T39">dient dazu, dass die Seiteninhalte auch ohne HTML-Kenntnisse bearbeitet werden können.</text:span></text:p>
      <text:p text:style-name="P13"><text:span text:style-name="T40">Die neue Version bietet zahlreiche Verbesserungen, </text:span><text:span text:style-name="T41">die den Komfort und die Qualität des erzeugten HTML-Codes verbessern.</text:span></text:p>
      <text:h text:style-name="P36" text:outline-level="2"><text:bookmark-start text:name="__RefHeading__441_417131981"/><text:span text:style-name="T42">Schwarze liste</text:span><text:bookmark-end text:name="__RefHeading__441_417131981"/></text:h>
      <text:p text:style-name="Standard">Mi<text:span text:style-name="T43">t der Schwarzen Liste können Sie Wörter definieren, die nicht in den Kommentaren vorkommen dürfen. Kommentare, die solche Wörter enthalten, werden vom System nicht akzeptiert.</text:span></text:p>
      <text:p text:style-name="P4"><text:span text:style-name="T43">So können Sie z.B. nervigen Casino-Spam eleminieren</text:span></text:p>
      <text:p text:style-name="P12"><text:span text:style-name="T38"/></text:p>
      <text:h text:style-name="Heading_20_2" text:outline-level="2"><text:bookmark-start text:name="__RefHeading__443_417131981"/><text:span text:style-name="T44">Papierkorb</text:span><text:bookmark-end text:name="__RefHeading__443_417131981"/></text:h>
      <text:p text:style-name="P14"><text:span text:style-name="T44">Wenn man eine Seite löscht, wird diese jetzt in einen Papierkorb verschoben, statt direkt gelöscht zu werden.</text:span></text:p>
      <text:p text:style-name="P14"><text:span text:style-name="T44">Versehentlich gelöschte Seiten kann man aus dem Papierkorb wiederherstellen.</text:span></text:p>
      <text:p text:style-name="P15"><text:span text:style-name="T45">Nach einem festlegbaren Zeitraum wird der Inhalt des Papierkorbs entleert, um Speicherplatz freizugeben</text:span></text:p>
      <text:p text:style-name="P15"><text:span text:style-name="T45"/></text:p>
      <text:h text:style-name="Heading_20_2" text:outline-level="2"><text:bookmark-start text:name="__RefHeading__445_417131981"/><text:span text:style-name="T46">Modul-Schnittstelle erweitert</text:span><text:bookmark-end text:name="__RefHeading__445_417131981"/></text:h>
      <text:p text:style-name="P16"><text:span text:style-name="T46">Module können jetzt Cronjobs besitzen, das heißt, Routinen haben, die bei jedem Seitenaufruf im Hintergrund durchgeführt werden.</text:span></text:p>
      <text:h text:style-name="Heading_20_2" text:outline-level="2"><text:bookmark-start text:name="__RefHeading__447_417131981"/><text:span text:style-name="T47">Newsletter-Modul</text:span><text:bookmark-end text:name="__RefHeading__447_417131981"/></text:h>
      <text:p text:style-name="P17"><text:span text:style-name="T47">Das neue Newsletter-Modul bietet die Möglichkeit E-Mail Newsletter zu versenden.</text:span></text:p>
      <text:p text:style-name="P18"><text:span text:style-name="T48">Nutzer können den Newsletter per Formular abonnieren und kündigen. Außerdem kann man Vorlagen definieren.</text:span></text:p>
      <text:p text:style-name="P19"><text:span text:style-name="T46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22:39:12.69</meta:creation-date>
    <meta:generator>LibreOffice/3.6$Windows_x86 LibreOffice_project/2ef5aff-a6fb0ff-166bdff-cf087ad-0f1389</meta:generator>
    <dc:date>2013-03-20T23:33:27.44</dc:date>
    <meta:editing-duration>PT52M24S</meta:editing-duration>
    <meta:editing-cycles>61</meta:editing-cycles>
    <meta:document-statistic meta:table-count="0" meta:image-count="0" meta:object-count="0" meta:page-count="6" meta:paragraph-count="50" meta:word-count="472" meta:character-count="3453" meta:non-whitespace-character-count="3035"/>
  </office:meta>
</office:document-meta>
</file>